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ts.remove( HitDoc hit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it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ts.score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ts.id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ts.getMoreDocs( int mi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Hits.hitDoc( int 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its.Hits( Searcher s , Query q , Filter f , Sor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its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ts.addToFront( HitDoc hit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its.doc( int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its.Hits( Searcher s , Query q , Filter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tDoc.HitDoc( float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ts.countDeletions( Searcher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